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Roboto" svg:font-family="Roboto, 'Open Sans', Verdana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Open Sans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font-size="9.75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P4" style:family="paragraph" style:parent-style-name="Standard">
      <style:paragraph-properties fo:margin-left="0cm" fo:margin-right="0cm" fo:margin-top="0cm" fo:margin-bottom="0.39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Roboto" fo:font-size="18.75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Open Sans" fo:font-size="9.75pt" fo:letter-spacing="normal" fo:font-style="normal" style:text-underline-style="none" fo:font-weight="normal" officeooo:rsid="001bf450" officeooo:paragraph-rsid="001bf450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33333" loext:opacity="100%" style:text-line-through-style="none" style:text-line-through-type="none" style:font-name="Roboto" fo:font-size="11.25pt" fo:letter-spacing="normal" fo:font-style="normal" style:text-underline-style="none" fo:font-weight="normal" officeooo:rsid="001bf450" officeooo:paragraph-rsid="001bf450" style:text-blinking="false" loext:padding="0cm" loext:border="none"/>
    </style:style>
    <style:style style:name="P7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loext:opacity="100%" style:font-name="Roboto" fo:font-size="10.5pt" fo:letter-spacing="normal" fo:font-style="normal" fo:font-weight="normal" loext:padding="0cm" loext:border="none"/>
    </style:style>
    <style:style style:name="P8" style:family="paragraph" style:parent-style-name="Standard">
      <style:paragraph-properties fo:margin-left="0cm" fo:margin-right="0cm" style:line-height-at-least="0.529cm" fo:text-align="start" style:justify-single-word="false" fo:orphans="2" fo:widows="2" fo:text-indent="0cm" style:auto-text-indent="false"/>
      <style:text-properties fo:font-variant="normal" fo:text-transform="none" fo:color="#333333" loext:opacity="100%" style:font-name="Roboto" fo:font-size="10.5pt" fo:letter-spacing="normal" fo:font-style="normal" fo:font-weight="normal" fo:background-color="#f8f8f8" loext:padding="0cm" loext:border="none"/>
    </style:style>
    <style:style style:name="P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text-line-through-style="none" style:text-line-through-type="none" style:font-name="Roboto" fo:font-size="9.75pt" fo:letter-spacing="normal" fo:font-style="normal" style:text-underline-style="none" fo:font-weight="normal" officeooo:rsid="001bf450" officeooo:paragraph-rsid="001bf450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P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4f4f4f" loext:opacity="100%" style:text-line-through-style="none" style:text-line-through-type="none" style:font-name="Roboto" fo:font-size="9.75pt" fo:letter-spacing="normal" fo:font-style="normal" style:text-underline-style="none" fo:font-weight="normal" officeooo:rsid="001bf450" officeooo:paragraph-rsid="001bf450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P11" style:family="paragraph" style:parent-style-name="Text_20_body">
      <style:paragraph-properties fo:margin-left="0cm" fo:margin-right="0cm" fo:margin-top="0.459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4f4f4f" loext:opacity="100%" style:font-name="Roboto" fo:font-size="9.75pt" fo:letter-spacing="normal" fo:font-style="normal" fo:font-weight="normal" officeooo:rsid="001bf450" loext:padding-left="0cm" loext:padding-right="0cm" loext:padding-top="0cm" loext:padding-bottom="0.049cm" loext:border-left="none" loext:border-right="none" loext:border-top="none" loext:border-bottom="0.06pt solid #222222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Open Sans" fo:font-size="12pt" fo:letter-spacing="normal" fo:font-style="normal" style:text-underline-style="none" fo:font-weight="normal" style:text-blinking="false" loext:padding-left="0cm" loext:padding-right="0cm" loext:padding-top="0cm" loext:padding-bottom="0.049cm" loext:border-left="none" loext:border-right="none" loext:border-top="none" loext:border-bottom="0.06pt solid #222222"/>
    </style:style>
    <style:style style:name="T2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d-novikov.documentoved.ru/Labor/Create#" text:style-name="Internet_20_link" text:visited-style-name="Visited_20_Internet_20_Link"><text:span text:style-name="T1">Найм сотрудника (трудовой договор)</text:span></text:a></text:p>
      <text:p text:style-name="P2">С помощью данного мастера вы сможете подготовить документы для оформления трудовых отношений с руководителем организации, главным бухгалтером, it-специалистом и иными сотрудниками.</text:p>
      <text:p text:style-name="P3">Шаг 1 из 17</text:p>
      <text:p text:style-name="P4">Кого нанимаем</text:p>
      <text:p text:style-name="P5">Выберите наименование должности или укажите свой вариант</text:p>
      <text:p text:style-name="P6">Популярные:</text:p>
      <text:p text:style-name="P7">Администратор</text:p>
      <text:p text:style-name="P7">Продавец-консультант</text:p>
      <text:p text:style-name="P7">Продавец</text:p>
      <text:p text:style-name="P7">Специалист отдела кадров</text:p>
      <text:p text:style-name="P7">Офис-менеджер</text:p>
      <text:p text:style-name="P7">Менеджер по продажам</text:p>
      <text:p text:style-name="P7">Грузчик-экспедитор</text:p>
      <text:p text:style-name="P7">водитель-экспедитор</text:p>
      <text:p text:style-name="P7">Водитель</text:p>
      <text:p text:style-name="P7">Повар</text:p>
      <text:p text:style-name="P7">Швея</text:p>
      <text:p text:style-name="P7">Подсобный рабочий</text:p>
      <text:p text:style-name="P7">Веб-мастер</text:p>
      <text:p text:style-name="P7">Дизайнер</text:p>
      <text:p text:style-name="P7">Юрист</text:p>
      <text:p text:style-name="P7">Врач косметолог-дерматолог</text:p>
      <text:p text:style-name="P7">Директор</text:p>
      <text:p text:style-name="P7">Генеральный директор</text:p>
      <text:p text:style-name="P7">Бухгалтер</text:p>
      <text:p text:style-name="P7">Врач</text:p>
      <text:p text:style-name="P7">Кладовщик</text:p>
      <text:p text:style-name="P7">Менеджер (в торговле)</text:p>
      <text:p text:style-name="P7">Повар</text:p>
      <text:p text:style-name="P7">Подсобный рабочий</text:p>
      <text:p text:style-name="P7">Фасовщица</text:p>
      <text:p text:style-name="P8">Швея</text:p>
      <text:p text:style-name="P9"/>
      <text:p text:style-name="P9">Шаг 2 из 17</text:p>
      <text:p text:style-name="P4">Работодатель</text:p>
      <text:p text:style-name="P10"><text:span text:style-name="T2">Юридическим лицом</text:span> признается зарегистрированная в установленном порядке коммерческая (ООО, АО) или некоммерческая (НП, АНО) организация, которая может от своего имени приобретать и осуществлять права, нести обязанности, быть истцом и ответчиком в суде. Юридическое лицо действует на основании его учредительных документов (устав, учредительный договор).</text:p>
      <text:p text:style-name="P11"><text:soft-page-break/><text:span text:style-name="T2">Индивидуальным предпринимателем</text:span> признается зарегистрированное в установленном порядке физическое лицо, которое осуществляет предпринимательскую деятельность.</text:p>
      <text:p text:style-name="P5"/>
      <text:p text:style-name="P5">Работодатель * ВЫБРАТЬ (/owner/profile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/>
    <style:font-face style:name="Roboto" svg:font-family="Roboto, 'Open Sans', Verdana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8T14:05:22.443647002</meta:creation-date>
    <dc:date>2025-11-29T06:47:08.675497629</dc:date>
    <meta:editing-duration>PT16H31M34S</meta:editing-duration>
    <meta:editing-cycles>1</meta:editing-cycles>
    <meta:document-statistic meta:table-count="0" meta:image-count="0" meta:object-count="0" meta:page-count="2" meta:paragraph-count="37" meta:word-count="140" meta:character-count="1201" meta:non-whitespace-character-count="1098"/>
    <meta:generator>LibreOffice/25.8.2.2$Linux_X86_64 LibreOffice_project/580$Build-2</meta:generator>
  </office:meta>
</office:document-meta>
</file>